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meta.rdf"/>
  <manifest:file-entry manifest:media-type="" manifest:full-path="meta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xml:id="id1503489938" text:name="Section1">
        <text:p text:style-name="Standard"><text:s text:c="3"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1-02-09T12:21:20</meta:creation-date>
    <meta:document-statistic meta:table-count="0" meta:image-count="0" meta:object-count="0" meta:page-count="1" meta:paragraph-count="1" meta:word-count="0" meta:character-count="3"/>
    <dc:date>2011-02-09T12:22:09</dc:date>
    <dc:creator>Ashok Hariharan</dc:creator>
    <meta:editing-duration>PT49S</meta:editing-duration>
    <meta:editing-cycles>1</meta:editing-cycles>
    <meta:generator>OpenOffice.org/3.3$Unix OpenOffice.org_project/330m20$Build-9567</meta:generator>
  </office:meta>
</office:document-meta>
</file>